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0.736cm"/>
    </style:style>
    <style:style style:name="co7" style:family="table-column">
      <style:table-column-properties fo:break-before="auto" style:column-width="0.863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hw</text:p>
          </table:table-cell>
          <table:table-cell office:value-type="string">
            <text:p>mid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fi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61506101">
            <text:p>961506101</text:p>
          </table:table-cell>
          <table:table-cell office:value-type="string">
            <text:p>郭志盛</text:p>
          </table:table-cell>
          <table:table-cell table:number-columns-repeated="5" office:value-type="float" office:value="0">
            <text:p>0</text:p>
          </table:table-cell>
          <table:table-cell table:formula="of:=INT(AVERAGE([.D2];[.F2];[.G2])*0.6+0.4*AVERAGE([.E2];[.H2])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AVERAGE([.D2];[.F2];[.G2])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J2]-3*[.K2]-3*[.L2])/4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2506102">
            <text:p>962506102</text:p>
          </table:table-cell>
          <table:table-cell office:value-type="string">
            <text:p>簡瑜潔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INT(AVERAGE([.D3];[.F3];[.G3])*0.6+0.4*AVERAGE([.E3];[.H3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3];[.F3];[.G3]))"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INT((10*[.J3]-3*[.K3]-3*[.L3])/4)"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61506104">
            <text:p>961506104</text:p>
          </table:table-cell>
          <table:table-cell office:value-type="string">
            <text:p>陳彥丞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4];[.F4];[.G4])*0.6+0.4*AVERAGE([.E4];[.H4]))" office:value-type="float" office:value="54">
            <text:p>54</text:p>
          </table:table-cell>
          <table:table-cell table:formula="of:=[.I4]+10" office:value-type="float" office:value="64">
            <text:p>64</text:p>
          </table:table-cell>
          <table:table-cell table:formula="of:=INT(AVERAGE([.D4];[.F4];[.G4]))" office:value-type="float" office:value="76">
            <text:p>76</text:p>
          </table:table-cell>
          <table:table-cell office:value-type="float" office:value="50">
            <text:p>50</text:p>
          </table:table-cell>
          <table:table-cell table:formula="of:=INT((10*[.J4]-3*[.K4]-3*[.L4])/4)"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61506105">
            <text:p>961506105</text:p>
          </table:table-cell>
          <table:table-cell office:value-type="string">
            <text:p>盧政廷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5];[.F5];[.G5])*0.6+0.4*AVERAGE([.E5];[.H5]))" office:value-type="float" office:value="48">
            <text:p>48</text:p>
          </table:table-cell>
          <table:table-cell office:value-type="float" office:value="60">
            <text:p>60</text:p>
          </table:table-cell>
          <table:table-cell table:formula="of:=INT(AVERAGE([.D5];[.F5];[.G5]))" office:value-type="float" office:value="46">
            <text:p>46</text:p>
          </table:table-cell>
          <table:table-cell office:value-type="float" office:value="80">
            <text:p>80</text:p>
          </table:table-cell>
          <table:table-cell table:formula="of:=INT((10*[.J5]-3*[.K5]-3*[.L5])/4)" office:value-type="float" office:value="55">
            <text:p>5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61506106">
            <text:p>961506106</text:p>
          </table:table-cell>
          <table:table-cell office:value-type="string">
            <text:p>李明豪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INT(AVERAGE([.D6];[.F6];[.G6])*0.6+0.4*AVERAGE([.E6];[.H6]))" office:value-type="float" office:value="12">
            <text:p>12</text:p>
          </table:table-cell>
          <table:table-cell table:formula="of:=[.I6]+10" office:value-type="float" office:value="22">
            <text:p>22</text:p>
          </table:table-cell>
          <table:table-cell table:formula="of:=INT(AVERAGE([.D6];[.F6];[.G6])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INT((10*[.J6]-3*[.K6]-3*[.L6])/4)" office:value-type="float" office:value="43">
            <text:p>4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61506107">
            <text:p>961506107</text:p>
          </table:table-cell>
          <table:table-cell office:value-type="string">
            <text:p>陳科維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INT(AVERAGE([.D7];[.F7];[.G7])*0.6+0.4*AVERAGE([.E7];[.H7]))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INT(AVERAGE([.D7];[.F7];[.G7]))"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INT((10*[.J7]-3*[.K7]-3*[.L7])/4)"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62506108">
            <text:p>962506108</text:p>
          </table:table-cell>
          <table:table-cell office:value-type="string">
            <text:p>蔡漫樺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INT(AVERAGE([.D8];[.F8];[.G8])*0.6+0.4*AVERAGE([.E8];[.H8]))"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INT(AVERAGE([.D8];[.F8];[.G8]))" office:value-type="float" office:value="56">
            <text:p>56</text:p>
          </table:table-cell>
          <table:table-cell office:value-type="float" office:value="15">
            <text:p>15</text:p>
          </table:table-cell>
          <table:table-cell table:formula="of:=INT((10*[.J8]-3*[.K8]-3*[.L8])/4)" office:value-type="float" office:value="96">
            <text:p>9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1506109">
            <text:p>961506109</text:p>
          </table:table-cell>
          <table:table-cell office:value-type="string">
            <text:p>黃富祥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INT(AVERAGE([.D9];[.F9];[.G9])*0.6+0.4*AVERAGE([.E9];[.H9]))" office:value-type="float" office:value="73">
            <text:p>73</text:p>
          </table:table-cell>
          <table:table-cell table:formula="of:=[.I9]+10" office:value-type="float" office:value="83">
            <text:p>83</text:p>
          </table:table-cell>
          <table:table-cell table:formula="of:=INT(AVERAGE([.D9];[.F9];[.G9]))" office:value-type="float" office:value="86">
            <text:p>86</text:p>
          </table:table-cell>
          <table:table-cell office:value-type="float" office:value="77">
            <text:p>77</text:p>
          </table:table-cell>
          <table:table-cell table:formula="of:=INT((10*[.J9]-3*[.K9]-3*[.L9])/4)" office:value-type="float" office:value="85">
            <text:p>8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61506110">
            <text:p>961506110</text:p>
          </table:table-cell>
          <table:table-cell office:value-type="string">
            <text:p>謝廷暐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INT(AVERAGE([.D10];[.F10];[.G10])*0.6+0.4*AVERAGE([.E10];[.H10]))" office:value-type="float" office:value="59">
            <text:p>59</text:p>
          </table:table-cell>
          <table:table-cell table:formula="of:=[.I10]+10" office:value-type="float" office:value="69">
            <text:p>69</text:p>
          </table:table-cell>
          <table:table-cell table:formula="of:=INT(AVERAGE([.D10];[.F10];[.G10]))" office:value-type="float" office:value="85">
            <text:p>85</text:p>
          </table:table-cell>
          <table:table-cell office:value-type="float" office:value="47">
            <text:p>47</text:p>
          </table:table-cell>
          <table:table-cell table:formula="of:=INT((10*[.J10]-3*[.K10]-3*[.L10])/4)" office:value-type="float" office:value="73">
            <text:p>73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61506111">
            <text:p>961506111</text:p>
          </table:table-cell>
          <table:table-cell office:value-type="string">
            <text:p>李秉融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INT(AVERAGE([.D11];[.F11];[.G11])*0.6+0.4*AVERAGE([.E11];[.H11]))"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INT(AVERAGE([.D11];[.F11];[.G11]))"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INT((10*[.J11]-3*[.K11]-3*[.L11])/4)" office:value-type="float" office:value="67">
            <text:p>67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1506113">
            <text:p>961506113</text:p>
          </table:table-cell>
          <table:table-cell office:value-type="string">
            <text:p>康銘緣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INT(AVERAGE([.D12];[.F12];[.G12])*0.6+0.4*AVERAGE([.E12];[.H12]))" office:value-type="float" office:value="67">
            <text:p>67</text:p>
          </table:table-cell>
          <table:table-cell table:formula="of:=[.I12]+10"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table:formula="of:=INT((10*[.J12]-3*[.K12]-3*[.L12])/4)" office:value-type="float" office:value="97">
            <text:p>97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1506115">
            <text:p>961506115</text:p>
          </table:table-cell>
          <table:table-cell office:value-type="string">
            <text:p>廖家偉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13];[.F13];[.G13])*0.6+0.4*AVERAGE([.E13];[.H13]))" office:value-type="float" office:value="54">
            <text:p>54</text:p>
          </table:table-cell>
          <table:table-cell table:formula="of:=[.I13]+10" office:value-type="float" office:value="64">
            <text:p>64</text:p>
          </table:table-cell>
          <table:table-cell table:formula="of:=INT(AVERAGE([.D13];[.F13];[.G13]))"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INT((10*[.J13]-3*[.K13]-3*[.L13])/4)" office:value-type="float" office:value="62">
            <text:p>6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2506117">
            <text:p>962506117</text:p>
          </table:table-cell>
          <table:table-cell office:value-type="string">
            <text:p>龔靖童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2"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INT(AVERAGE([.D14];[.F14];[.G14])*0.6+0.4*AVERAGE([.E14];[.H14]))" office:value-type="float" office:value="56">
            <text:p>56</text:p>
          </table:table-cell>
          <table:table-cell table:formula="of:=[.I14]+10" office:value-type="float" office:value="66">
            <text:p>66</text:p>
          </table:table-cell>
          <table:table-cell table:formula="of:=INT(AVERAGE([.D14];[.F14];[.G14]))" office:value-type="float" office:value="80">
            <text:p>80</text:p>
          </table:table-cell>
          <table:table-cell office:value-type="float" office:value="45">
            <text:p>45</text:p>
          </table:table-cell>
          <table:table-cell table:formula="of:=INT((10*[.J14]-3*[.K14]-3*[.L14])/4)" office:value-type="float" office:value="71">
            <text:p>71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2506118">
            <text:p>962506118</text:p>
          </table:table-cell>
          <table:table-cell office:value-type="string">
            <text:p>薛佩倫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INT(AVERAGE([.D15];[.F15];[.G15])*0.6+0.4*AVERAGE([.E15];[.H15]))" office:value-type="float" office:value="60">
            <text:p>60</text:p>
          </table:table-cell>
          <table:table-cell table:formula="of:=[.I15]+10" office:value-type="float" office:value="70">
            <text:p>70</text:p>
          </table:table-cell>
          <table:table-cell table:formula="of:=INT(AVERAGE([.D15];[.F15];[.G15]))" office:value-type="float" office:value="73">
            <text:p>73</text:p>
          </table:table-cell>
          <table:table-cell office:value-type="float" office:value="60">
            <text:p>60</text:p>
          </table:table-cell>
          <table:table-cell table:formula="of:=INT((10*[.J15]-3*[.K15]-3*[.L15])/4)" office:value-type="float" office:value="75">
            <text:p>75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2506119">
            <text:p>962506119</text:p>
          </table:table-cell>
          <table:table-cell office:value-type="string">
            <text:p>江孟璇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formula="of:=INT(AVERAGE([.D16];[.F16];[.G16])*0.6+0.4*AVERAGE([.E16];[.H16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INT(AVERAGE([.D16];[.F16];[.G16]))"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INT((10*[.J16]-3*[.K16]-3*[.L16])/4)"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1506120">
            <text:p>961506120</text:p>
          </table:table-cell>
          <table:table-cell office:value-type="string">
            <text:p>廖冠瑋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INT(AVERAGE([.D17];[.F17];[.G17])*0.6+0.4*AVERAGE([.E17];[.H17]))" office:value-type="float" office:value="66">
            <text:p>66</text:p>
          </table:table-cell>
          <table:table-cell table:formula="of:=[.I17]+10" office:value-type="float" office:value="76">
            <text:p>76</text:p>
          </table:table-cell>
          <table:table-cell table:formula="of:=INT(AVERAGE([.D17];[.F17];[.G17]))" office:value-type="float" office:value="83">
            <text:p>83</text:p>
          </table:table-cell>
          <table:table-cell office:value-type="float" office:value="60">
            <text:p>60</text:p>
          </table:table-cell>
          <table:table-cell table:formula="of:=INT((10*[.J17]-3*[.K17]-3*[.L17])/4)" office:value-type="float" office:value="82">
            <text:p>8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1506121">
            <text:p>961506121</text:p>
          </table:table-cell>
          <table:table-cell office:value-type="string">
            <text:p>黃進德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18];[.F18];[.G18])*0.6+0.4*AVERAGE([.E18];[.H18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INT(AVERAGE([.D18];[.F18];[.G18]))"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INT((10*[.J18]-3*[.K18]-3*[.L18])/4)"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61506122">
            <text:p>961506122</text:p>
          </table:table-cell>
          <table:table-cell office:value-type="string">
            <text:p>蔡侑霖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19];[.F19];[.G19])*0.6+0.4*AVERAGE([.E19];[.H19]))" office:value-type="float" office:value="44">
            <text:p>44</text:p>
          </table:table-cell>
          <table:table-cell office:value-type="float" office:value="60">
            <text:p>60</text:p>
          </table:table-cell>
          <table:table-cell table:formula="of:=INT(AVERAGE([.D19];[.F19];[.G19]))" office:value-type="float" office:value="70">
            <text:p>70</text:p>
          </table:table-cell>
          <table:table-cell office:value-type="float" office:value="35">
            <text:p>35</text:p>
          </table:table-cell>
          <table:table-cell table:formula="of:=INT((10*[.J19]-3*[.K19]-3*[.L19])/4)" office:value-type="float" office:value="71">
            <text:p>7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61506123">
            <text:p>961506123</text:p>
          </table:table-cell>
          <table:table-cell office:value-type="string">
            <text:p>時崇維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INT(AVERAGE([.D20];[.F20];[.G20])*0.6+0.4*AVERAGE([.E20];[.H20]))" office:value-type="float" office:value="42">
            <text:p>42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INT((10*[.J20]-3*[.K20]-3*[.L20])/4)" office:value-type="float" office:value="97">
            <text:p>97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61506124">
            <text:p>961506124</text:p>
          </table:table-cell>
          <table:table-cell office:value-type="string">
            <text:p>陳逸倫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table:formula="of:=INT(AVERAGE([.D21];[.F21];[.G21])*0.6+0.4*AVERAGE([.E21];[.H21]))" office:value-type="float" office:value="73">
            <text:p>73</text:p>
          </table:table-cell>
          <table:table-cell table:formula="of:=[.I21]+10"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INT((10*[.J21]-3*[.K21]-3*[.L21])/4)" office:value-type="float" office:value="98">
            <text:p>98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1506125">
            <text:p>961506125</text:p>
          </table:table-cell>
          <table:table-cell office:value-type="string">
            <text:p>黃哲輝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INT(AVERAGE([.D22];[.F22];[.G22])*0.6+0.4*AVERAGE([.E22];[.H22]))" office:value-type="float" office:value="66">
            <text:p>66</text:p>
          </table:table-cell>
          <table:table-cell table:formula="of:=[.I22]+10" office:value-type="float" office:value="76">
            <text:p>76</text:p>
          </table:table-cell>
          <table:table-cell table:formula="of:=INT(AVERAGE([.D22];[.F22];[.G22]))" office:value-type="float" office:value="80">
            <text:p>80</text:p>
          </table:table-cell>
          <table:table-cell office:value-type="float" office:value="45">
            <text:p>45</text:p>
          </table:table-cell>
          <table:table-cell table:formula="of:=INT((10*[.J22]-3*[.K22]-3*[.L22])/4)" office:value-type="float" office:value="96">
            <text:p>9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61506126">
            <text:p>961506126</text:p>
          </table:table-cell>
          <table:table-cell office:value-type="string">
            <text:p>呂昆翰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INT(AVERAGE([.D23];[.F23];[.G23])*0.6+0.4*AVERAGE([.E23];[.H23]))" office:value-type="float" office:value="75">
            <text:p>75</text:p>
          </table:table-cell>
          <table:table-cell table:formula="of:=[.I23]+10" office:value-type="float" office:value="85">
            <text:p>85</text:p>
          </table:table-cell>
          <table:table-cell table:formula="of:=INT(AVERAGE([.D23];[.F23];[.G23]))" office:value-type="float" office:value="85">
            <text:p>85</text:p>
          </table:table-cell>
          <table:table-cell office:value-type="float" office:value="77">
            <text:p>77</text:p>
          </table:table-cell>
          <table:table-cell table:formula="of:=INT((10*[.J23]-3*[.K23]-3*[.L23])/4)" office:value-type="float" office:value="91">
            <text:p>91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62506127">
            <text:p>962506127</text:p>
          </table:table-cell>
          <table:table-cell office:value-type="string">
            <text:p>林韻媚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INT(AVERAGE([.D24];[.F24];[.G24])*0.6+0.4*AVERAGE([.E24];[.H24]))" office:value-type="float" office:value="57">
            <text:p>57</text:p>
          </table:table-cell>
          <table:table-cell table:formula="of:=[.I24]+10" office:value-type="float" office:value="67">
            <text:p>67</text:p>
          </table:table-cell>
          <table:table-cell table:formula="of:=INT(AVERAGE([.D24];[.F24];[.G24]))" office:value-type="float" office:value="73">
            <text:p>73</text:p>
          </table:table-cell>
          <table:table-cell office:value-type="float" office:value="57">
            <text:p>57</text:p>
          </table:table-cell>
          <table:table-cell table:formula="of:=INT((10*[.J24]-3*[.K24]-3*[.L24])/4)"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62506129">
            <text:p>962506129</text:p>
          </table:table-cell>
          <table:table-cell office:value-type="string">
            <text:p>吳美琴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25];[.F25];[.G25])*0.6+0.4*AVERAGE([.E25];[.H25]))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INT((10*[.J25]-3*[.K25]-3*[.L25])/4)" office:value-type="float" office:value="82">
            <text:p>82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2506130">
            <text:p>962506130</text:p>
          </table:table-cell>
          <table:table-cell office:value-type="string">
            <text:p>黃宥棋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26];[.F26];[.G26])*0.6+0.4*AVERAGE([.E26];[.H26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INT(AVERAGE([.D26];[.F26];[.G26]))"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INT((10*[.J26]-3*[.K26]-3*[.L26])/4)"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61506131">
            <text:p>961506131</text:p>
          </table:table-cell>
          <table:table-cell office:value-type="string">
            <text:p>曾彥博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27];[.F27];[.G27])*0.6+0.4*AVERAGE([.E27];[.H27]))" office:value-type="float" office:value="50">
            <text:p>50</text:p>
          </table:table-cell>
          <table:table-cell table:formula="of:=[.I27]+10" office:value-type="float" office:value="60">
            <text:p>60</text:p>
          </table:table-cell>
          <table:table-cell table:formula="of:=INT(AVERAGE([.D27];[.F27];[.G27]))" office:value-type="float" office:value="70">
            <text:p>70</text:p>
          </table:table-cell>
          <table:table-cell office:value-type="float" office:value="50">
            <text:p>50</text:p>
          </table:table-cell>
          <table:table-cell table:formula="of:=INT((10*[.J27]-3*[.K27]-3*[.L27])/4)" office:value-type="float" office:value="60">
            <text:p>6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1506151">
            <text:p>961506151</text:p>
          </table:table-cell>
          <table:table-cell office:value-type="string">
            <text:p>陳景揚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28];[.F28];[.G28])*0.6+0.4*AVERAGE([.E28];[.H28]))" office:value-type="float" office:value="50">
            <text:p>50</text:p>
          </table:table-cell>
          <table:table-cell table:formula="of:=[.I28]+10" office:value-type="float" office:value="60">
            <text:p>60</text:p>
          </table:table-cell>
          <table:table-cell table:formula="of:=INT(AVERAGE([.D28];[.F28];[.G28]))" office:value-type="float" office:value="76">
            <text:p>76</text:p>
          </table:table-cell>
          <table:table-cell office:value-type="float" office:value="50">
            <text:p>50</text:p>
          </table:table-cell>
          <table:table-cell table:formula="of:=INT((10*[.J28]-3*[.K28]-3*[.L28])/4)" office:value-type="float" office:value="55">
            <text:p>55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1506153">
            <text:p>961506153</text:p>
          </table:table-cell>
          <table:table-cell office:value-type="string">
            <text:p>賴慶隆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29];[.F29];[.G29])*0.6+0.4*AVERAGE([.E29];[.H29]))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INT((10*[.J29]-3*[.K29]-3*[.L29])/4)" office:value-type="float" office:value="82">
            <text:p>8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62506154">
            <text:p>962506154</text:p>
          </table:table-cell>
          <table:table-cell office:value-type="string">
            <text:p>郭姿妤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AVERAGE([.D30];[.F30];[.G30])*0.6+0.4*AVERAGE([.E30];[.H30]))" office:value-type="float" office:value="50">
            <text:p>50</text:p>
          </table:table-cell>
          <table:table-cell table:formula="of:=[.I30]+10" office:value-type="float" office:value="60">
            <text:p>60</text:p>
          </table:table-cell>
          <table:table-cell table:formula="of:=INT(AVERAGE([.D30];[.F30];[.G30]))" office:value-type="float" office:value="70">
            <text:p>70</text:p>
          </table:table-cell>
          <table:table-cell office:value-type="float" office:value="50">
            <text:p>50</text:p>
          </table:table-cell>
          <table:table-cell table:formula="of:=INT((10*[.J30]-3*[.K30]-3*[.L30])/4)" office:value-type="float" office:value="60">
            <text:p>6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61506156">
            <text:p>961506156</text:p>
          </table:table-cell>
          <table:table-cell office:value-type="string">
            <text:p>李易璇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INT(AVERAGE([.D31];[.F31];[.G31])*0.6+0.4*AVERAGE([.E31];[.H31]))"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INT((10*[.J31]-3*[.K31]-3*[.L31])/4)" office:value-type="float" office:value="86">
            <text:p>86</text:p>
          </table:table-cell>
          <table:table-cell table:number-columns-repeated="3"/>
        </table:table-row>
      </table:table>
      <table:database-ranges>
        <table:database-range table:target-range-address="Sheet1.A2:Sheet1.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TW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鼎ＰＬ新宋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012/05/27</text:date>, <text:time>15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7T15:38:04</dc:date>
    <dc:creator>Chih-Pin Fong</dc:creator>
    <meta:generator>OpenOffice.org/3.3$FreeBSD/i386 OpenOffice.org_project/330m20$Build-9567</meta:generator>
    <meta:editing-duration>PT34M28S</meta:editing-duration>
    <meta:editing-cycles>3</meta:editing-cycles>
    <meta:document-statistic meta:table-count="1" meta:cell-count="403" meta:object-count="0"/>
  </office:meta>
</office:document-meta>
</file>